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erif"/>
    <style:font-face style:name="OpenSymbol" svg:font-family="OpenSymbol"/>
    <style:font-face style:name="inherit" svg:font-family="inherit"/>
    <style:font-face style:name="myriad-pro" svg:font-family="myriad-pro, myriadpro-regular, 'Lucida Sans', 'Lucida Grande', 'Lucida Sans Unicode', arial,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Text_20_body">
      <style:paragraph-properties fo:margin-top="0in" fo:margin-bottom="0in" fo:line-height="100%" fo:orphans="2" fo:widows="2"/>
      <style:text-properties fo:font-variant="normal" fo:text-transform="none" fo:color="#000000" style:font-name="Georgia" fo:font-size="10.5pt" fo:letter-spacing="normal" fo:font-style="normal" fo:font-weight="normal" style:font-size-asian="10.5pt" style:font-size-complex="10.5pt"/>
    </style:style>
    <style:style style:name="P5" style:family="paragraph" style:parent-style-name="Text_20_body" style:list-style-name="">
      <style:paragraph-properties fo:margin-left="0in" fo:margin-right="0in" fo:margin-top="0in" fo:margin-bottom="0in" fo:line-height="100%" fo:text-indent="0in" style:auto-text-indent="false"/>
      <style:text-properties style:font-name="Georgia" fo:font-size="10.5pt"/>
    </style:style>
    <style:style style:name="P6" style:family="paragraph" style:parent-style-name="Text_20_body">
      <style:paragraph-properties fo:margin-left="0in" fo:margin-right="0in" fo:margin-top="0in" fo:margin-bottom="0in" fo:line-height="100%" fo:text-align="start" style:justify-single-word="false" fo:orphans="2" fo:widows="2" fo:text-indent="0in" style:auto-text-indent="false"/>
    </style:style>
    <style:style style:name="P7"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color="#000000" style:font-name="Georgia" fo:font-size="10.5pt" style:font-size-asian="10.5pt" style:font-size-complex="10.5pt"/>
    </style:style>
    <style:style style:name="P8"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9"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10" style:family="paragraph" style:parent-style-name="Standard">
      <style:paragraph-properties fo:margin-left="0in" fo:margin-right="0in" fo:margin-top="0in" fo:margin-bottom="0in" fo:line-height="100%" fo:text-indent="0in" style:auto-text-indent="false"/>
      <style:text-properties style:font-name="Georgia" fo:font-size="10.5pt"/>
    </style:style>
    <style:style style:name="P11" style:family="paragraph" style:parent-style-name="Standard">
      <style:paragraph-properties fo:margin-left="0in" fo:margin-right="0in" fo:margin-top="0in" fo:margin-bottom="0in" fo:line-height="100%" fo:text-indent="0in" style:auto-text-indent="false"/>
    </style:style>
    <style:style style:name="T1" style:family="text">
      <style:text-properties fo:font-weight="bold" style:font-weight-asian="bold" style:font-name-complex="Times New Roman1"/>
    </style:style>
    <style:style style:name="T2" style:family="text">
      <style:text-properties fo:font-weight="bold" style:font-size-asian="10.5pt" style:font-weight-asian="bold" style:font-name-complex="Times New Roman1" style:font-size-complex="10.5pt"/>
    </style:style>
    <style:style style:name="T3" style:family="text">
      <style:text-properties style:font-name-complex="Times New Roman1"/>
    </style:style>
    <style:style style:name="T4" style:family="text">
      <style:text-properties fo:font-variant="normal" fo:text-transform="none" fo:color="#000000" style:font-name="Georgia" fo:letter-spacing="normal" fo:font-style="normal" fo:font-weight="normal" style:font-size-asian="10.5pt" style:font-name-complex="Times New Roman1" style:font-size-complex="10.5pt"/>
    </style:style>
    <style:style style:name="T5" style:family="text">
      <style:text-properties fo:font-variant="normal" fo:text-transform="none" fo:color="#000000" style:font-name="Georgia" fo:letter-spacing="normal" fo:font-style="normal" fo:font-weight="normal" style:font-size-asian="10.5pt" style:font-weight-asian="normal" style:font-name-complex="Times New Roman1" style:font-size-complex="10.5pt" style:font-weight-complex="normal"/>
    </style:style>
    <style:style style:name="T6" style:family="text">
      <style:text-properties fo:font-variant="normal" fo:text-transform="none" fo:color="#000000" style:font-name="Georgia" fo:letter-spacing="normal" fo:font-style="normal" fo:font-weight="bold" style:font-size-asian="10.5pt" style:font-weight-asian="bold" style:font-name-complex="Times New Roman1" style:font-size-complex="10.5pt" style:font-weight-complex="bold"/>
    </style:style>
    <style:style style:name="T7" style:family="text">
      <style:text-properties fo:font-variant="normal" fo:text-transform="none" fo:color="#000000" style:font-name="Georgia" fo:font-size="10.5pt" fo:letter-spacing="normal" fo:font-style="normal" fo:font-weight="bold" style:font-weight-asian="bold" style:font-weight-complex="bold"/>
    </style:style>
    <style:style style:name="T8" style:family="text">
      <style:text-properties fo:font-variant="normal" fo:text-transform="none" fo:color="#000000" style:font-name="Georgia" fo:font-size="10.5pt" fo:letter-spacing="normal" fo:font-style="normal" fo:font-weight="normal"/>
    </style:style>
    <style:style style:name="T9" style:family="text">
      <style:text-properties fo:font-variant="normal" fo:text-transform="none" fo:color="#000000" style:font-name="Georgia" fo:font-size="10.5pt" fo:letter-spacing="normal" fo:font-style="normal" style:text-underline-style="solid" style:text-underline-width="auto" style:text-underline-color="font-color" fo:font-weight="normal"/>
    </style:style>
    <style:style style:name="T10" style:family="text">
      <style:text-properties fo:font-variant="normal" fo:text-transform="none" fo:color="#000000" style:font-name="Georgia" fo:font-size="12pt" fo:letter-spacing="normal" fo:language="none" fo:country="none" fo:font-style="normal" fo:font-weight="normal" style:font-name-asian="Georgia" style:font-size-asian="12pt" style:language-asian="none" style:country-asian="none" style:font-name-complex="Georgia" style:font-size-complex="12pt" style:language-complex="none" style:country-complex="none"/>
    </style:style>
    <style:style style:name="T11"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12" style:family="text">
      <style:text-properties fo:font-variant="normal" fo:text-transform="none" fo:color="#000000" style:text-position="super 58%" style:font-name="Georgia" fo:letter-spacing="normal" fo:font-style="normal" fo:font-weight="normal" style:font-size-asian="10.5pt" style:font-name-complex="Times New Roman1" style:font-size-complex="10.5pt"/>
    </style:style>
    <style:style style:name="T13" style:family="text">
      <style:text-properties style:font-size-asian="10.5pt" style:font-name-complex="Times New Roman1" style:font-size-complex="10.5pt"/>
    </style:style>
    <style:style style:name="T14" style:family="text">
      <style:text-properties style:font-name="Georgia" fo:font-size="10.5pt" fo:font-weight="bold" style:font-size-asian="10.5pt" style:font-weight-asian="bold" style:font-name-complex="Times New Roman1" style:font-size-complex="10.5pt"/>
    </style:style>
    <style:style style:name="T15" style:family="text">
      <style:text-properties style:font-name="Georgia" fo:font-size="10.5pt" style:font-size-asian="10.5pt" style:font-name-complex="Times New Roman1" style:font-size-complex="10.5pt"/>
    </style:style>
    <style:style style:name="T16"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Knowing that God Loves Me</text:p>
      <text:p text:style-name="P1"/>
      <text:p text:style-name="P2"><text:span text:style-name="T1">Read:</text:span><text:span text:style-name="T3"> I John 4:7-21</text:span></text:p>
      <text:p text:style-name="P3"/>
      <text:p text:style-name="P11"><text:span text:style-name="T14">Text:</text:span><text:span text:style-name="T15"> </text:span><text:span text:style-name="T16">John 15:13 “Greater love hath no man than this, that a man lay down his life for his friends.”</text:span></text:p>
      <text:p text:style-name="P9"/>
      <text:h text:style-name="P10" text:outline-level="3"><text:span text:style-name="T2">Introduction:</text:span><text:span text:style-name="T13"> Recently I have realized that I have taken the love of God for granted. Perhaps it would be good to take a little look at this doctrine.</text:span></text:h>
      <text:h text:style-name="P5" text:outline-level="3"><text:span text:style-name="Strong_20_Emphasis"><text:span text:style-name="T6">Love of God in Creation: </text:span></text:span><text:span text:style-name="Strong_20_Emphasis"><text:span text:style-name="T5">Has it ever occurred to you just why God would even create us in the first place? A reading of the first chapter of the Bible reveals an intricate planning and creating process just to create a perfect place for God to place the first independent thinking creation designed in the image of God Himself. After He created man He placed the lips of the divine God on Adams lips and blew the breath of life into him. God created Adam in His image and came down daily to talk with him and Eve.</text:span></text:span></text:h>
      <text:h text:style-name="P5" text:outline-level="3"><text:span text:style-name="Strong_20_Emphasis"><text:span text:style-name="T5"><text:s text:c="2"/>When Adam and Eve participated in the first rebellion against Him God immediately provided a plan to redeem them. The creation event is the first act of pure love from God to mankind.</text:span></text:span></text:h>
      <text:h text:style-name="P5" text:outline-level="3"><text:span text:style-name="T6">Love of God in the Old Testament:</text:span><text:span text:style-name="T4"> By the 6</text:span><text:span text:style-name="T12">th</text:span><text:span text:style-name="T4"> chapter of Genesis man had messed up so bad that God hit the reset button and purged the earth with a flood. Eight people did the restart and it wasn't long until the people tried to build a tower to reach heaven, but God intervened and caused the migration of the earth that He had commanded them occupy.</text:span></text:h>
      <text:h text:style-name="P5" text:outline-level="3"><text:span text:style-name="T4"><text:s text:c="3"/>Thru-out Genesis we are introduced to Abraham, Issac, and Jacob and then we see God move through Joseph as a type of the Christ who would come to reign on the throne of the hearts of men. We see Moses lead the Israelites to freedom from bondage as another type of Christ. In Judges we see how God moves to bring His people back to Him time and time again. Davids life and Psalms point the way to Christ, Isaiah tells us about Christs soon arrival. Daniel, Ezra &amp; Nehemiah provide another picture of Christ's redemptive power. The entire Old Testament points to the arrival of God's Love expressed through His Son.</text:span></text:h>
      <text:h text:style-name="P5" text:outline-level="3"><text:span text:style-name="T6">Love of God in the New Testament:</text:span><text:span text:style-name="T4"> Both Matthew and Luke tell us about the birth of Jesus. He is delivered into a poor family with limited means and raised in the home of a common carpenter. His childhood is pretty unremarkable except for an incident when He is 12 years old. At 30 years old He goes to a wedding and for the next three years He practices only loving actions, He speaks the truth and it is primarily positive and loving. He reaches down to lift men up from the lowest places in society but he also ministers to the wealthy. The people who are most upset about Him are the religious crowd but mostly because His love was in stark contrast to their arrogant demeanor. </text:span></text:h>
      <text:p text:style-name="P6"><text:span text:style-name="T8"><text:s text:c="2"/></text:span><text:span text:style-name="T9">The ultimate expression of God's love</text:span><text:span text:style-name="T8"> was not displayed with the mira-cles or the divine messages spoken from His lips. The ultimate expression of God's love started in the Garden of Gethsemane and ended on the Hill of Golgotha. Jesus said in John </text:span><text:span text:style-name="T10">10 “...</text:span><text:span text:style-name="T11">I lay down my life, that I might take it again. </text:span><text:span text:style-name="T16">No man taketh it from me, but I lay it down of myself...”</text:span></text:p>
      <text:p text:style-name="P6"><text:span text:style-name="T16"><text:s text:c="2"/>Our text says: “Greater love hath no man than this, that a man lay down his life for his friends.” Jesus displayed a greater love than any mere man could do for he not only died for His friends but he died for His enemies as well. He even offered forgiveness for his tormentors from the cross that they placed Him on. Think of it this way: if God loved those who hated Him; those who crucified His Son. Don't you think that he loves those of us who are weak and struggling to love Him?</text:span></text:p>
      <text:p text:style-name="P6"><text:span text:style-name="T7">Conclude:</text:span><text:span text:style-name="T8"> LOVE IS A CHOICE! It is easy to see why we would choose Jesus but the real miracle is that He would choose us. I recently read a story about choosing to love.</text:span></text:p>
      <text:p text:style-name="P4"><text:s text:c="2"/>Vietnam veteran and Air Force Colonel John Mansur tells about an eight-year-old orphan girl who was wounded after a misdirected mortar attack. An American Navy doctor and nurse were called. They surmised that the little girl would die if a blood transfusion did not take place. A quick test showed that neither American had the correct type, but several of the uninjured orphans did.</text:p>
      <text:p text:style-name="P4"><text:s text:c="2"/>In Vietnamese, English and a little French they tried to explain to their young, frightened audience that unless they could replace some of the girl's lost blood, she would certainly die. Then they asked if anyone would be willing to give blood to help. After several long moments, a small hand slowly and waveringly went up. "Oh, thank you," the nurse said in French. "What is your name?" <text:s/>"Heng," came the reply.</text:p>
      <text:p text:style-name="P4">Heng was quickly laid on a pallet, his arm swabbed with alcohol, and a needle inserted in his vein. Through this ordeal Heng lay stiff and silent. After a moment, he let out a shuddering sob, quickly covering his face with his free hand. His occasional sobs gave way to steady, silent crying, his eyes screwed tightly shut, his fist in his mouth to stifle his sobs.</text:p>
      <text:p text:style-name="P4"><text:s text:c="2"/>The medical team was concerned. Something was obviously very wrong. At this point, a Vietnamese nurse arrived to help. Seeing the little one's distress, she spoke to him rapidly in Vietnamese, listened to his reply and answered him in a soothing voice. <text:s/>After a moment, the patient stopped crying and looked questioningly at the Vietnamese nurse. When she nodded, a look of great relief spread over his face. <text:s/>Glancing up, the nurse said quietly to the Americans, "He thought he was dying. He misunder-stood you. He thought you had asked him to give all his blood so the little girl could live."</text:p>
      <text:p text:style-name="P4"><text:s text:c="2"/>"But why would he be willing to do that?" asked the Navy nurse.</text:p>
      <text:p text:style-name="P4"><text:s text:c="2"/>The Vietnamese nurse repeated the question to the little boy, who answered simply, "She's my friend."</text:p>
      <text:p text:style-name="P7"><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erif"/>
    <style:font-face style:name="OpenSymbol" svg:font-family="OpenSymbol"/>
    <style:font-face style:name="inherit" svg:font-family="inherit"/>
    <style:font-face style:name="myriad-pro" svg:font-family="myriad-pro, myriadpro-regular, 'Lucida Sans', 'Lucida Grande', 'Lucida Sans Unicode', arial,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6" style:display-name="Heading 6" style:family="paragraph" style:parent-style-name="Heading" style:next-style-name="Text_20_body" style:default-outline-level="6" style:class="text">
      <style:text-properties style:font-name="Times New Roman" fo:font-size="7pt" fo:font-weight="bold" style:font-name-asian="Lucida Sans Unicode" style:font-size-asian="7pt" style:font-weight-asian="bold" style:font-name-complex="Tahoma" style:font-size-complex="7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B" style:family="text" style:parent-style-name="Default_20_Paragraph_20_Font">
      <style:text-properties fo:font-weight="bold" style:font-weight-asian="bold" style:font-weight-complex="bold"/>
    </style:style>
    <style:style style:name="A" style:family="text" style:parent-style-name="Default_20_Paragraph_20_Font">
      <style:text-properties fo:color="#0000ff" style:text-underline-style="solid" style:text-underline-width="auto" style:text-underline-color="font-color"/>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19-07-21T06:43:19.21</dc:date>
    <meta:editing-duration>P3DT18H46M24S</meta:editing-duration>
    <meta:generator>OpenOffice/4.1.3$Win32 OpenOffice.org_project/413m1$Build-9783</meta:generator>
    <meta:document-statistic meta:table-count="0" meta:image-count="0" meta:object-count="0" meta:page-count="1" meta:paragraph-count="18" meta:word-count="1029" meta:character-count="55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